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1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2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3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4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22pt" officeooo:rsid="000f74de" officeooo:paragraph-rsid="000f74de" style:font-size-asian="22pt" style:font-size-complex="22pt"/>
    </style:style>
    <style:style style:name="P31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32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37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38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39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40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41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52" style:family="paragraph" style:parent-style-name="Standard" style:list-style-name="L2">
      <style:paragraph-properties fo:text-align="start" style:justify-single-word="false"/>
      <style:text-properties officeooo:rsid="0012be5c" officeooo:paragraph-rsid="0012be5c"/>
    </style:style>
    <style:style style:name="P53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54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55" style:family="paragraph" style:parent-style-name="Standard" style:list-style-name="L4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62" style:family="paragraph">
      <loext:graphic-properties draw:fill="none" draw:fill-color="#ffffff"/>
    </style:style>
    <style:style style:name="T1" style:family="text">
      <style:text-properties fo:font-size="13.6999998092651pt" style:font-size-asian="12pt" style:font-size-complex="13.6999998092651pt"/>
    </style:style>
    <style:style style:name="T2" style:family="text">
      <style:text-properties fo:font-size="13.6999998092651pt" officeooo:rsid="0012be5c" style:font-size-asian="12pt" style:font-size-complex="13.6999998092651pt"/>
    </style:style>
    <style:style style:name="T3" style:family="text">
      <style:text-properties officeooo:rsid="00152ae7"/>
    </style:style>
    <style:style style:name="T4" style:family="text">
      <style:text-properties officeooo:rsid="00191610"/>
    </style:style>
    <style:style style:name="T5" style:family="text">
      <style:text-properties officeooo:rsid="001b023d"/>
    </style:style>
    <style:style style:name="T6" style:family="text">
      <style:text-properties officeooo:rsid="001b0cf4"/>
    </style:style>
    <style:style style:name="T7" style:family="text">
      <style:text-properties officeooo:rsid="001cbadc"/>
    </style:style>
    <style:style style:name="T8" style:family="text">
      <style:text-properties officeooo:rsid="001cdd61"/>
    </style:style>
    <style:style style:name="T9" style:family="text">
      <style:text-properties officeooo:rsid="001e8a47"/>
    </style:style>
    <style:style style:name="T10" style:family="text">
      <style:text-properties officeooo:rsid="0021bec3"/>
    </style:style>
    <style:style style:name="T11" style:family="text">
      <style:text-properties officeooo:rsid="0021e215"/>
    </style:style>
    <style:style style:name="T12" style:family="text">
      <style:text-properties officeooo:rsid="00221da5"/>
    </style:style>
    <style:style style:name="T13" style:family="text">
      <style:text-properties officeooo:rsid="00237df6"/>
    </style:style>
    <style:style style:name="T14" style:family="text">
      <style:text-properties officeooo:rsid="0024ec86"/>
    </style:style>
    <style:style style:name="T15" style:family="text">
      <style:text-properties officeooo:rsid="0026b4fe"/>
    </style:style>
    <style:style style:name="T16" style:family="text">
      <style:text-properties officeooo:rsid="0028905f"/>
    </style:style>
    <style:style style:name="T17" style:family="text">
      <style:text-properties officeooo:rsid="002a9b2b"/>
    </style:style>
    <style:style style:name="T18" style:family="text">
      <style:text-properties officeooo:rsid="002b3d4e"/>
    </style:style>
    <style:style style:name="T19" style:family="text">
      <style:text-properties officeooo:rsid="002c02f2"/>
    </style:style>
    <style:style style:name="T20" style:family="text">
      <style:text-properties officeooo:rsid="002c7e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7.3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1"><text:soft-page-break/>もくじ</text:p>
      <text:p text:style-name="P3"/>
      <text:list xml:id="list2978642296" text:style-name="L1">
        <text:list-item>
          <text:p text:style-name="P51">インストール方法</text:p>
        </text:list-item>
        <text:list-item>
          <text:p text:style-name="P51">基本構文</text:p>
        </text:list-item>
        <text:list-item>
          <text:p text:style-name="P51">コメント</text:p>
        </text:list-item>
        <text:list-item>
          <text:p text:style-name="P51">データ型</text:p>
        </text:list-item>
        <text:list-item>
          <text:p text:style-name="P51">変数</text:p>
        </text:list-item>
        <text:list-item>
          <text:p text:style-name="P51">出力</text:p>
        </text:list-item>
        <text:list-item>
          <text:p text:style-name="P51">算術・比較・論理・演算</text:p>
        </text:list-item>
        <text:list-item>
          <text:p text:style-name="P51">配列</text:p>
        </text:list-item>
        <text:list-item>
          <text:p text:style-name="P51">文字列操作</text:p>
        </text:list-item>
        <text:list-item>
          <text:p text:style-name="P51">条件文(if)</text:p>
        </text:list-item>
        <text:list-item>
          <text:p text:style-name="P51">繰り返し(for・while)</text:p>
        </text:list-item>
        <text:list-item>
          <text:p text:style-name="P51">関数</text:p>
        </text:list-item>
        <text:list-item>
          <text:p text:style-name="P51">クラス型</text:p>
        </text:list-item>
        <text:list-item>
          <text:p text:style-name="P51">外部モジュール化</text:p>
        </text:list-item>
        <text:list-item>
          <text:p text:style-name="P51">言語特有の書式等</text:p>
        </text:list-item>
        <text:list-item>
          <text:p text:style-name="P51">よく使う基本プログラム集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0"><text:soft-page-break/>1.インストール方法</text:p>
      <text:p text:style-name="P30"/>
      <text:list xml:id="list1139759568" text:style-name="L2">
        <text:list-item>
          <text:p text:style-name="P52"><text:span text:style-name="T2">$ </text:span><text:span text:style-name="T1">sudo apt -y install python3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2.基本構文</text:p>
      <text:p text:style-name="P4"/>
      <text:p text:style-name="P12">a) プログラムファイル</text:p>
      <text:p text:style-name="P12"/>
      <text:p text:style-name="P11">hello.py</text:p>
      <text:p text:style-name="P11"><draw:frame text:anchor-type="paragraph" draw:z-index="0" draw:name="シェイプ1" draw:style-name="gr1" draw:text-style-name="P62" svg:width="16.435cm" svg:height="7.361cm" svg:x="0.03cm" svg:y="0.071cm"><draw:text-box><text:p><text:s/>print(“Hello World”)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※文字列は、”記号で囲う</text:p>
      <text:p text:style-name="P11"/>
      <text:p text:style-name="P11"/>
      <text:p text:style-name="P12">b) 実行方法</text:p>
      <text:p text:style-name="P12"/>
      <text:p text:style-name="P12">$ python3 hello.py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3.コメント</text:p>
      <text:p text:style-name="P12"/>
      <text:p text:style-name="P12">a) # 記号のあとの文字列は、コメントになる。</text:p>
      <text:p text:style-name="P12"><draw:frame text:anchor-type="paragraph" draw:z-index="1" draw:name="シェイプ2" draw:style-name="gr2" draw:text-style-name="P62" svg:width="16.484cm" svg:height="5.292cm" svg:x="0.086cm" svg:y="0.499cm"><draw:text-box><text:p><text:s/># コメント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b) “”” 記号又は、’’’記号で挟むと複数行の文字列がコメントになる。</text:p>
      <text:p text:style-name="P12"><draw:frame text:anchor-type="paragraph" draw:z-index="2" draw:name="シェイプ2" draw:style-name="gr2" draw:text-style-name="P62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4.データ型</text:p>
      <text:p text:style-name="P12"/>
      <text:list xml:id="list4284373694" text:style-name="L3">
        <text:list-item>
          <text:p text:style-name="P53">str型 --- 文字列 <text:s text:c="12"/>例)abc,あいう</text:p>
        </text:list-item>
        <text:list-item>
          <text:p text:style-name="P53">int型 --- 整数 <text:s text:c="14"/>例)1, 2, 3</text:p>
        </text:list-item>
        <text:list-item>
          <text:p text:style-name="P53">float型 --- 浮動小数点 <text:s text:c="6"/>例)1.2, 2.2, 3.25</text:p>
        </text:list-item>
        <text:list-item>
          <text:p text:style-name="P54"><text:span text:style-name="T3">boolデータ</text:span>型 --- ブール値 <text:s text:c="2"/>例<text:span text:style-name="T3">)True, False</text:span></text:p>
        </text:list-item>
        <text:list-item>
          <text:p text:style-name="P54"><text:span text:style-name="T3">NoneType型<text:tab/><text:tab/> <text:s text:c="6"/>例)None</text:span> <text:s text:c="2"/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<text:soft-page-break/>5.変数</text:p>
      <text:p text:style-name="P14"/>
      <text:p text:style-name="P17">ルール</text:p>
      <text:p text:style-name="P17"/>
      <text:list xml:id="list3583392659" text:style-name="L4">
        <text:list-item>
          <text:p text:style-name="P55">変数名には、スペース（空白文字）を含められない。（空白表現は、_を使う)</text:p>
        </text:list-item>
        <text:list-item>
          <text:p text:style-name="P55">変数名には文字、数値、アンダースコア記号、の３種類の文字だけを使える。</text:p>
        </text:list-item>
        <text:list-item>
          <text:p text:style-name="P55">変数名の１文字目に数字は使えない。</text:p>
        </text:list-item>
        <text:list-item>
          <text:p text:style-name="P55">Pythonのキーワードは変数名に使えない。</text:p>
        </text:list-item>
      </text:list>
      <text:p text:style-name="P17"/>
      <text:p text:style-name="P17">例)</text:p>
      <text:p text:style-name="P17"><text:tab/>x = 10</text:p>
      <text:p text:style-name="P17"><text:tab/>x = x + 2 </text:p>
      <text:p text:style-name="P17"><text:tab/>print x</text:p>
      <text:p text:style-name="P17"><text:tab/></text:p>
      <text:p text:style-name="P17"><text:tab/>&gt;&gt; 12</text:p>
      <text:p text:style-name="P17"/>
      <text:p text:style-name="P17"/>
      <text:p text:style-name="P17"><text:tab/>hi = “Hello World”</text:p>
      <text:p text:style-name="P17"><text:tab/>print(hi)</text:p>
      <text:p text:style-name="P17"/>
      <text:p text:style-name="P17"><text:tab/>&gt;&gt; Hello World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<text:soft-page-break/>5.出力</text:p>
      <text:p text:style-name="P15"/>
      <text:p text:style-name="P19">print(“表示する文字列”)</text:p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><text:soft-page-break/>5.算術・比較・論理</text:p>
      <text:p text:style-name="P15"/>
      <text:p text:style-name="P32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41">演算子</text:p>
          </table:table-cell>
          <table:table-cell table:style-name="表1.A1" office:value-type="string">
            <text:p text:style-name="P42">意味</text:p>
          </table:table-cell>
          <table:table-cell table:style-name="表1.A1" office:value-type="string">
            <text:p text:style-name="P42">例</text:p>
          </table:table-cell>
          <table:table-cell table:style-name="表1.D1" office:value-type="string">
            <text:p text:style-name="P42">評価結果</text:p>
          </table:table-cell>
        </table:table-row>
        <table:table-row>
          <table:table-cell table:style-name="表1.A2" office:value-type="string">
            <text:p text:style-name="P38">**</text:p>
          </table:table-cell>
          <table:table-cell table:style-name="表1.A2" office:value-type="string">
            <text:p text:style-name="P38">累乗</text:p>
          </table:table-cell>
          <table:table-cell table:style-name="表1.A2" office:value-type="string">
            <text:p text:style-name="P37">2 ** 3</text:p>
          </table:table-cell>
          <table:table-cell table:style-name="表1.D2" office:value-type="string">
            <text:p text:style-name="P37">8</text:p>
          </table:table-cell>
        </table:table-row>
        <table:table-row>
          <table:table-cell table:style-name="表1.A2" office:value-type="string">
            <text:p text:style-name="P38">%</text:p>
          </table:table-cell>
          <table:table-cell table:style-name="表1.A2" office:value-type="string">
            <text:p text:style-name="P38">割り算のあまり（剰余）</text:p>
          </table:table-cell>
          <table:table-cell table:style-name="表1.A2" office:value-type="string">
            <text:p text:style-name="P37">14 % 4</text:p>
          </table:table-cell>
          <table:table-cell table:style-name="表1.D2" office:value-type="string">
            <text:p text:style-name="P37">2</text:p>
          </table:table-cell>
        </table:table-row>
        <table:table-row>
          <table:table-cell table:style-name="表1.A2" office:value-type="string">
            <text:p text:style-name="P38">//</text:p>
          </table:table-cell>
          <table:table-cell table:style-name="表1.A2" office:value-type="string">
            <text:p text:style-name="P39">整数の割り算、切り捨て</text:p>
          </table:table-cell>
          <table:table-cell table:style-name="表1.A2" office:value-type="string">
            <text:p text:style-name="P39">13 // 8</text:p>
          </table:table-cell>
          <table:table-cell table:style-name="表1.D2" office:value-type="string">
            <text:p text:style-name="P39">1</text:p>
          </table:table-cell>
        </table:table-row>
        <table:table-row>
          <table:table-cell table:style-name="表1.A2" office:value-type="string">
            <text:p text:style-name="P38">/</text:p>
          </table:table-cell>
          <table:table-cell table:style-name="表1.A2" office:value-type="string">
            <text:p text:style-name="P38">割り算（除算）</text:p>
          </table:table-cell>
          <table:table-cell table:style-name="表1.A2" office:value-type="string">
            <text:p text:style-name="P39">13 / 8</text:p>
          </table:table-cell>
          <table:table-cell table:style-name="表1.D2" office:value-type="string">
            <text:p text:style-name="P39">1.625</text:p>
          </table:table-cell>
        </table:table-row>
        <table:table-row>
          <table:table-cell table:style-name="表1.A2" office:value-type="string">
            <text:p text:style-name="P38">*</text:p>
          </table:table-cell>
          <table:table-cell table:style-name="表1.A2" office:value-type="string">
            <text:p text:style-name="P38">かけ算（積算）</text:p>
          </table:table-cell>
          <table:table-cell table:style-name="表1.A2" office:value-type="string">
            <text:p text:style-name="P39">8 * 2</text:p>
          </table:table-cell>
          <table:table-cell table:style-name="表1.D2" office:value-type="string">
            <text:p text:style-name="P39">16</text:p>
          </table:table-cell>
        </table:table-row>
        <table:table-row>
          <table:table-cell table:style-name="表1.A2" office:value-type="string">
            <text:p text:style-name="P38">-</text:p>
          </table:table-cell>
          <table:table-cell table:style-name="表1.A2" office:value-type="string">
            <text:p text:style-name="P38">引き算（減算）</text:p>
          </table:table-cell>
          <table:table-cell table:style-name="表1.A2" office:value-type="string">
            <text:p text:style-name="P39">7 - 1</text:p>
          </table:table-cell>
          <table:table-cell table:style-name="表1.D2" office:value-type="string">
            <text:p text:style-name="P39">6</text:p>
          </table:table-cell>
        </table:table-row>
        <table:table-row>
          <table:table-cell table:style-name="表1.A2" office:value-type="string">
            <text:p text:style-name="P39">+</text:p>
          </table:table-cell>
          <table:table-cell table:style-name="表1.A2" office:value-type="string">
            <text:p text:style-name="P38">足し算（加算）</text:p>
          </table:table-cell>
          <table:table-cell table:style-name="表1.A2" office:value-type="string">
            <text:p text:style-name="P39">2 + 2</text:p>
          </table:table-cell>
          <table:table-cell table:style-name="表1.D2" office:value-type="string">
            <text:p text:style-name="P39">4</text:p>
          </table:table-cell>
        </table:table-row>
      </table:table>
      <text:p text:style-name="P15"/>
      <text:p text:style-name="P15"/>
      <text:p text:style-name="P33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49">演算子</text:p>
          </table:table-cell>
          <table:table-cell table:style-name="表2.A1" office:value-type="string">
            <text:p text:style-name="P49">意味</text:p>
          </table:table-cell>
          <table:table-cell table:style-name="表2.A1" office:value-type="string">
            <text:p text:style-name="P49">例</text:p>
          </table:table-cell>
          <table:table-cell table:style-name="表2.D1" office:value-type="string">
            <text:p text:style-name="P49">評価結果</text:p>
          </table:table-cell>
        </table:table-row>
        <table:table-row>
          <table:table-cell table:style-name="表2.A2" office:value-type="string">
            <text:p text:style-name="P47">&gt;</text:p>
          </table:table-cell>
          <table:table-cell table:style-name="表2.A2" office:value-type="string">
            <text:p text:style-name="P45">より大きい</text:p>
          </table:table-cell>
          <table:table-cell table:style-name="表2.A2" office:value-type="string">
            <text:p text:style-name="P47">100 &gt; 10</text:p>
          </table:table-cell>
          <table:table-cell table:style-name="表2.D2" office:value-type="string">
            <text:p text:style-name="P47">True</text:p>
          </table:table-cell>
        </table:table-row>
        <table:table-row>
          <table:table-cell table:style-name="表2.A2" office:value-type="string">
            <text:p text:style-name="P47">&lt;</text:p>
          </table:table-cell>
          <table:table-cell table:style-name="表2.A2" office:value-type="string">
            <text:p text:style-name="P45">より小さい</text:p>
          </table:table-cell>
          <table:table-cell table:style-name="表2.A2" office:value-type="string">
            <text:p text:style-name="P47">100 &lt; 10</text:p>
          </table:table-cell>
          <table:table-cell table:style-name="表2.D2" office:value-type="string">
            <text:p text:style-name="P47">False</text:p>
          </table:table-cell>
        </table:table-row>
        <table:table-row>
          <table:table-cell table:style-name="表2.A2" office:value-type="string">
            <text:p text:style-name="P47">&gt;=</text:p>
          </table:table-cell>
          <table:table-cell table:style-name="表2.A2" office:value-type="string">
            <text:p text:style-name="P45">以上</text:p>
          </table:table-cell>
          <table:table-cell table:style-name="表2.A2" office:value-type="string">
            <text:p text:style-name="P47">2 &gt;= 2</text:p>
          </table:table-cell>
          <table:table-cell table:style-name="表2.D2" office:value-type="string">
            <text:p text:style-name="P47">True</text:p>
          </table:table-cell>
        </table:table-row>
        <table:table-row>
          <table:table-cell table:style-name="表2.A2" office:value-type="string">
            <text:p text:style-name="P47">&lt;=</text:p>
          </table:table-cell>
          <table:table-cell table:style-name="表2.A2" office:value-type="string">
            <text:p text:style-name="P45">以下</text:p>
          </table:table-cell>
          <table:table-cell table:style-name="表2.A2" office:value-type="string">
            <text:p text:style-name="P47">1 &lt;= 4</text:p>
          </table:table-cell>
          <table:table-cell table:style-name="表2.D2" office:value-type="string">
            <text:p text:style-name="P47">True</text:p>
          </table:table-cell>
        </table:table-row>
        <table:table-row>
          <table:table-cell table:style-name="表2.A2" office:value-type="string">
            <text:p text:style-name="P46">==</text:p>
          </table:table-cell>
          <table:table-cell table:style-name="表2.A2" office:value-type="string">
            <text:p text:style-name="P45">等価（同じ値か）</text:p>
          </table:table-cell>
          <table:table-cell table:style-name="表2.A2" office:value-type="string">
            <text:p text:style-name="P47">6 == 9</text:p>
          </table:table-cell>
          <table:table-cell table:style-name="表2.D2" office:value-type="string">
            <text:p text:style-name="P47">False</text:p>
          </table:table-cell>
        </table:table-row>
        <table:table-row>
          <table:table-cell table:style-name="表2.A2" office:value-type="string">
            <text:p text:style-name="P45">!<text:span text:style-name="T4">=</text:span></text:p>
          </table:table-cell>
          <table:table-cell table:style-name="表2.A2" office:value-type="string">
            <text:p text:style-name="P45">非等価（違う値か）</text:p>
          </table:table-cell>
          <table:table-cell table:style-name="表2.A2" office:value-type="string">
            <text:p text:style-name="P47">3 != 2</text:p>
          </table:table-cell>
          <table:table-cell table:style-name="表2.D2" office:value-type="string">
            <text:p text:style-name="P47">True</text:p>
          </table:table-cell>
        </table:table-row>
      </table:table>
      <text:p text:style-name="P33"/>
      <text:p text:style-name="P33"/>
      <text:p text:style-name="P33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50">演算子</text:p>
          </table:table-cell>
          <table:table-cell table:style-name="表3.A1" office:value-type="string">
            <text:p text:style-name="P49">意味</text:p>
          </table:table-cell>
          <table:table-cell table:style-name="表3.A1" office:value-type="string">
            <text:p text:style-name="P49">例</text:p>
          </table:table-cell>
          <table:table-cell table:style-name="表3.D1" office:value-type="string">
            <text:p text:style-name="P49">評価結果</text:p>
          </table:table-cell>
        </table:table-row>
        <table:table-row>
          <table:table-cell table:style-name="表3.A2" office:value-type="string">
            <text:p text:style-name="P48">and</text:p>
          </table:table-cell>
          <table:table-cell table:style-name="表3.A2" office:value-type="string">
            <text:p text:style-name="P45">かつ</text:p>
          </table:table-cell>
          <table:table-cell table:style-name="表3.A2" office:value-type="string">
            <text:p text:style-name="P48">True and True</text:p>
          </table:table-cell>
          <table:table-cell table:style-name="表3.D2" office:value-type="string">
            <text:p text:style-name="P48">True</text:p>
          </table:table-cell>
        </table:table-row>
        <table:table-row>
          <table:table-cell table:style-name="表3.A2" office:value-type="string">
            <text:p text:style-name="P48">or</text:p>
          </table:table-cell>
          <table:table-cell table:style-name="表3.A2" office:value-type="string">
            <text:p text:style-name="P45">あるいは</text:p>
          </table:table-cell>
          <table:table-cell table:style-name="表3.A2" office:value-type="string">
            <text:p text:style-name="P48">True or False</text:p>
          </table:table-cell>
          <table:table-cell table:style-name="表3.D2" office:value-type="string">
            <text:p text:style-name="P48">True</text:p>
          </table:table-cell>
        </table:table-row>
        <table:table-row>
          <table:table-cell table:style-name="表3.A2" office:value-type="string">
            <text:p text:style-name="P48">not</text:p>
          </table:table-cell>
          <table:table-cell table:style-name="表3.A2" office:value-type="string">
            <text:p text:style-name="P45">否定</text:p>
          </table:table-cell>
          <table:table-cell table:style-name="表3.A2" office:value-type="string">
            <text:p text:style-name="P48">not True</text:p>
          </table:table-cell>
          <table:table-cell table:style-name="表3.D2" office:value-type="string">
            <text:p text:style-name="P48">False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8"><text:soft-page-break/><text:span text:style-name="T13">6</text:span>.配列（コンテナ）</text:p>
      <text:p text:style-name="P16"/>
      <text:p text:style-name="P34">a)リスト（配列作成後、変更可）</text:p>
      <text:p text:style-name="P34"/>
      <text:p text:style-name="P34">・空のリスト作成</text:p>
      <text:p text:style-name="P34"/>
      <text:p text:style-name="P35"><text:tab/><text:tab/>fruit = list()</text:p>
      <text:p text:style-name="P35"><text:tab/><text:tab/>print(fruit)</text:p>
      <text:p text:style-name="P35"/>
      <text:p text:style-name="P35"><text:tab/><text:tab/>&gt;&gt; []</text:p>
      <text:p text:style-name="P35"/>
      <text:p text:style-name="P35"><text:s/><text:tab/>又は、</text:p>
      <text:p text:style-name="P35"/>
      <text:p text:style-name="P35"><text:tab/><text:tab/>fruit = []</text:p>
      <text:p text:style-name="P35"><text:tab/><text:tab/>print(fruit)</text:p>
      <text:p text:style-name="P35"/>
      <text:p text:style-name="P35"><text:tab/><text:tab/>&gt;&gt; []</text:p>
      <text:p text:style-name="P35"/>
      <text:p text:style-name="P35">・リスト作成</text:p>
      <text:p text:style-name="P20"/>
      <text:p text:style-name="P20"><text:tab/><text:tab/><text:span text:style-name="T6">fruit = [“Apple”,”Orange”,”Pear”]</text:span></text:p>
      <text:p text:style-name="P20"><text:tab/><text:tab/><text:span text:style-name="T6">print(fruit)</text:span></text:p>
      <text:p text:style-name="P20"/>
      <text:p text:style-name="P20"><text:tab/><text:tab/><text:span text:style-name="T6">&gt;&gt; [‘Apple’, ‘Orange’, ‘Pear’]</text:span></text:p>
      <text:p text:style-name="P20"/>
      <text:p text:style-name="P20">・インデックス</text:p>
      <text:p text:style-name="P20"/>
      <text:p text:style-name="P20"><text:tab/><text:tab/><text:span text:style-name="T7">fruit=[“Apple”,”Orange”,”Pear”]</text:span></text:p>
      <text:p text:style-name="P20"><text:tab/><text:tab/><text:span text:style-name="T7">print(fruit[0])</text:span></text:p>
      <text:p text:style-name="P20"/>
      <text:p text:style-name="P20"><text:tab/><text:tab/><text:span text:style-name="T7">&gt;&gt; ‘Apple’</text:span></text:p>
      <text:p text:style-name="P20"/>
      <text:p text:style-name="P20"><text:tab/><text:tab/><text:span text:style-name="T7">print(fruit[2])</text:span></text:p>
      <text:p text:style-name="P20"/>
      <text:p text:style-name="P20"><text:tab/><text:tab/><text:span text:style-name="T7">&gt;&gt; ‘Pear’</text:span></text:p>
      <text:p text:style-name="P20"/>
      <text:p text:style-name="P20">・リストを末尾に追加（<text:span text:style-name="T7">appendメソッド）</text:span></text:p>
      <text:p text:style-name="P20"/>
      <text:p text:style-name="P20"><text:tab/><text:tab/><text:span text:style-name="T6">fruit = [“Apple”,”Orange”,”Pear”]</text:span></text:p>
      <text:p text:style-name="P20"><text:tab/><text:tab/><text:span text:style-name="T6">fruit.append(“Banana”)</text:span></text:p>
      <text:p text:style-name="P20"><text:tab/><text:tab/><text:span text:style-name="T6">fruit.append(“Peach”)</text:span></text:p>
      <text:p text:style-name="P20"><text:tab/><text:tab/><text:span text:style-name="T6">print(fruit)</text:span></text:p>
      <text:p text:style-name="P20"/>
      <text:p text:style-name="P20"><text:tab/><text:tab/><text:span text:style-name="T6">&gt;&gt;[‘Apple’, ‘Orange’, ‘Pear’, ‘Banana’, ‘Peach’]</text:span></text:p>
      <text:p text:style-name="P20"/>
      <text:p text:style-name="P20"><text:soft-page-break/>・リストの末尾から削除（<text:span text:style-name="T7">popメソッド）</text:span></text:p>
      <text:p text:style-name="P20"/>
      <text:p text:style-name="P20"><text:tab/><text:tab/><text:span text:style-name="T7">colors = [“blue”, “green”, “yellow”]</text:span></text:p>
      <text:p text:style-name="P20"><text:tab/><text:tab/><text:span text:style-name="T7">print(colors)</text:span></text:p>
      <text:p text:style-name="P20"/>
      <text:p text:style-name="P20"><text:tab/><text:tab/><text:span text:style-name="T7">&gt;&gt; [‘blue’, ‘green’, ‘yellow’]</text:span></text:p>
      <text:p text:style-name="P20"/>
      <text:p text:style-name="P20"><text:tab/><text:tab/><text:span text:style-name="T7">item = colors.pop()</text:span></text:p>
      <text:p text:style-name="P20"><text:tab/><text:tab/><text:span text:style-name="T7">print(item)</text:span></text:p>
      <text:p text:style-name="P20"/>
      <text:p text:style-name="P20"><text:tab/><text:tab/><text:span text:style-name="T7">&gt;&gt; ‘yellow’</text:span></text:p>
      <text:p text:style-name="P20"/>
      <text:p text:style-name="P20"><text:tab/><text:tab/><text:span text:style-name="T7">print(colors)</text:span></text:p>
      <text:p text:style-name="P20"/>
      <text:p text:style-name="P20"><text:tab/><text:tab/><text:span text:style-name="T7">&gt;&gt; [‘blue’, ‘green’]</text:span></text:p>
      <text:p text:style-name="P20"/>
      <text:p text:style-name="P20">・リストの連結（<text:span text:style-name="T8">+）</text:span></text:p>
      <text:p text:style-name="P20"/>
      <text:p text:style-name="P20"><text:tab/><text:tab/><text:span text:style-name="T7">colors1 = [“blue”, “green”]</text:span></text:p>
      <text:p text:style-name="P20"><text:tab/><text:tab/><text:span text:style-name="T7">colors2 = [“yellow”, “black”]</text:span></text:p>
      <text:p text:style-name="P20"><text:tab/><text:tab/><text:span text:style-name="T8">colors3 = colors1 + colors2</text:span></text:p>
      <text:p text:style-name="P20"><text:tab/><text:tab/><text:span text:style-name="T8">print(colors3)</text:span></text:p>
      <text:p text:style-name="P20"/>
      <text:p text:style-name="P20"><text:tab/><text:tab/><text:span text:style-name="T8">&gt;&gt; [‘blue’, ‘green’, ‘yellow’, ‘black’]</text:span></text:p>
      <text:p text:style-name="P20"/>
      <text:p text:style-name="P20">・リストに含まれているか調べる（<text:span text:style-name="T8">in, not in）</text:span></text:p>
      <text:p text:style-name="P20"/>
      <text:p text:style-name="P20"><text:tab/><text:tab/><text:span text:style-name="T8">colors = [“blue”, “green”, “yellow”]</text:span></text:p>
      <text:p text:style-name="P20"><text:tab/><text:tab/><text:span text:style-name="T8">print(“green” in colors)</text:span></text:p>
      <text:p text:style-name="P20"/>
      <text:p text:style-name="P20"><text:tab/><text:tab/><text:span text:style-name="T8">&gt;&gt; True</text:span></text:p>
      <text:p text:style-name="P20"/>
      <text:p text:style-name="P20"><text:tab/><text:tab/>※要素が入っていないことを調べるには、<text:span text:style-name="T8">not in演算子</text:span></text:p>
      <text:p text:style-name="P20"/>
      <text:p text:style-name="P20">・リストのサイズ（<text:span text:style-name="T8">len）</text:span></text:p>
      <text:p text:style-name="P20"/>
      <text:p text:style-name="P20"><text:tab/><text:tab/><text:span text:style-name="T8">colors = [“blue”, “green”, “yellow”]</text:span></text:p>
      <text:p text:style-name="P20"><text:tab/><text:tab/><text:span text:style-name="T8">print(len(colors))</text:span></text:p>
      <text:p text:style-name="P20"/>
      <text:p text:style-name="P20"><text:tab/><text:tab/><text:span text:style-name="T8">&gt;&gt; 3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3"><text:soft-page-break/>b)タプル（配列作成後、変更不可）</text:p>
      <text:p text:style-name="P22"/>
      <text:p text:style-name="P20">・タプル作成</text:p>
      <text:p text:style-name="P20"/>
      <text:p text:style-name="P20"><text:tab/><text:tab/><text:span text:style-name="T9">colors = (“blue”, “green”, “yellow”)</text:span></text:p>
      <text:p text:style-name="P20"><text:tab/><text:tab/><text:span text:style-name="T9">print(colors)</text:span></text:p>
      <text:p text:style-name="P20"/>
      <text:p text:style-name="P20"><text:tab/><text:tab/><text:span text:style-name="T9">&gt;&gt; (‘blue’, ‘green’, ‘yellow’)</text:span></text:p>
      <text:p text:style-name="P20"/>
      <text:p text:style-name="P20">・インデックス</text:p>
      <text:p text:style-name="P20"/>
      <text:p text:style-name="P20"><text:tab/><text:tab/><text:span text:style-name="T9">colors = (“blue”, “green”, “yellow”)</text:span></text:p>
      <text:p text:style-name="P20"><text:tab/><text:tab/><text:span text:style-name="T9">print(colors[1])</text:span></text:p>
      <text:p text:style-name="P20"/>
      <text:p text:style-name="P20"><text:tab/><text:tab/><text:span text:style-name="T9">&gt;&gt; ‘green’</text:span></text:p>
      <text:p text:style-name="P20"/>
      <text:p text:style-name="P20">・タプルに含まれているか調べる（<text:span text:style-name="T9">in, not in）</text:span></text:p>
      <text:p text:style-name="P20"/>
      <text:p text:style-name="P20"><text:tab/><text:tab/><text:span text:style-name="T9">colors = (“blue”, “green”, “yellow”)</text:span></text:p>
      <text:p text:style-name="P20"><text:tab/><text:tab/><text:span text:style-name="T9">print(“blue” in colors)</text:span></text:p>
      <text:p text:style-name="P20"/>
      <text:p text:style-name="P20"><text:tab/><text:tab/><text:span text:style-name="T9">&gt;&gt; True</text:span></text:p>
      <text:p text:style-name="P20"/>
      <text:p text:style-name="P20"><text:tab/><text:tab/>※要素が入っていないか調べるには、<text:span text:style-name="T9">not in演算子を使う。</text:span></text:p>
      <text:p text:style-name="P20"/>
      <text:p text:style-name="P20"/>
      <text:p text:style-name="P24">c)辞書</text:p>
      <text:p text:style-name="P24"/>
      <text:p text:style-name="P24">・辞書データ作成</text:p>
      <text:p text:style-name="P24"/>
      <text:p text:style-name="P24"><text:tab/><text:tab/>辞書名 = [キー] [値]</text:p>
      <text:p text:style-name="P24"/>
      <text:p text:style-name="P24"><text:tab/><text:tab/>fruits = {“Apple”: “Red”,</text:p>
      <text:p text:style-name="P24"><text:tab/><text:tab/><text:tab/> <text:s text:c="3"/>“Banana”: “yellow”}</text:p>
      <text:p text:style-name="P24"/>
      <text:p text:style-name="P24"><text:tab/><text:tab/>print(fruits[“Apple”])</text:p>
      <text:p text:style-name="P24"/>
      <text:p text:style-name="P24"><text:tab/><text:tab/>&gt;&gt; ‘Red’</text:p>
      <text:p text:style-name="P24"/>
      <text:p text:style-name="P24">・辞書追加</text:p>
      <text:p text:style-name="P24"><text:tab/><text:tab/></text:p>
      <text:p text:style-name="P24"><text:tab/><text:tab/><text:span text:style-name="T10">fruits[“Peach”] = “pink”</text:span></text:p>
      <text:p text:style-name="P24"><text:tab/><text:tab/><text:span text:style-name="T10">print(fruits)</text:span></text:p>
      <text:p text:style-name="P24"/>
      <text:p text:style-name="P24"><text:tab/><text:tab/><text:span text:style-name="T10">&gt;&gt; {‘Apple’: ‘Red’, ‘Banana’: ‘yellow’, ‘Peach’: ‘pink’}</text:span></text:p>
      <text:p text:style-name="P24"/>
      <text:p text:style-name="P24"/>
      <text:p text:style-name="P24"><text:soft-page-break/>・辞書削除</text:p>
      <text:p text:style-name="P24"/>
      <text:p text:style-name="P25"><text:tab/><text:tab/>fruits = {“Apple”: “Red”,</text:p>
      <text:p text:style-name="P25"><text:tab/><text:tab/><text:tab/> <text:s text:c="3"/>“Banana”: “yellow”}</text:p>
      <text:p text:style-name="P25"/>
      <text:p text:style-name="P25"><text:tab/><text:tab/><text:span text:style-name="T11">del fruits[“Apple”]</text:span></text:p>
      <text:p text:style-name="P25"><text:tab/><text:tab/><text:span text:style-name="T11">print(fruits)</text:span></text:p>
      <text:p text:style-name="P25"/>
      <text:p text:style-name="P25"><text:tab/><text:tab/><text:span text:style-name="T11">&gt;&gt; {‘Banana’: ‘yellow’}</text:span></text:p>
      <text:p text:style-name="P25"/>
      <text:p text:style-name="P25">・辞書<text:span text:style-name="T5">に含まれているか調べる（in, not in）</text:span></text:p>
      <text:p text:style-name="P21"/>
      <text:p text:style-name="P21"><text:tab/><text:tab/><text:span text:style-name="T9">fruits = {“Apple”: “Red”,</text:span></text:p>
      <text:p text:style-name="P25"><text:tab/><text:tab/><text:tab/> <text:s text:c="3"/>“Banana”: “yellow”}</text:p>
      <text:p text:style-name="P25"><text:tab/><text:tab/><text:span text:style-name="T11">print(“Apple” in fruits”)</text:span></text:p>
      <text:p text:style-name="P21"/>
      <text:p text:style-name="P21"><text:tab/><text:tab/><text:span text:style-name="T9">&gt;&gt; True</text:span></text:p>
      <text:p text:style-name="P21"/>
      <text:p text:style-name="P21"><text:tab/><text:tab/>※要素が入っていないか調べるには、<text:span text:style-name="T9">not in演算子を使う。</text:span></text:p>
      <text:p text:style-name="P16"/>
      <text:p text:style-name="P16"/>
      <text:p text:style-name="P16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43">方法</text:p>
          </table:table-cell>
          <table:table-cell table:style-name="表4.B1" office:value-type="string">
            <text:p text:style-name="P44">説明</text:p>
          </table:table-cell>
        </table:table-row>
        <table:table-row>
          <table:table-cell table:style-name="表4.A2" office:value-type="string">
            <text:p text:style-name="P40">list(辞書.keys())</text:p>
          </table:table-cell>
          <table:table-cell table:style-name="表4.B2" office:value-type="string">
            <text:p text:style-name="P36">キーの一覧をリストで得る</text:p>
          </table:table-cell>
        </table:table-row>
        <table:table-row>
          <table:table-cell table:style-name="表4.A2" office:value-type="string">
            <text:p text:style-name="P40">sorted(辞書.keys())</text:p>
          </table:table-cell>
          <table:table-cell table:style-name="表4.B2" office:value-type="string">
            <text:p text:style-name="P36">キーの一覧をソート済みのリストで得る</text:p>
          </table:table-cell>
        </table:table-row>
        <table:table-row>
          <table:table-cell table:style-name="表4.A2" office:value-type="string">
            <text:p text:style-name="P36">辞書.<text:span text:style-name="T12">values()</text:span></text:p>
          </table:table-cell>
          <table:table-cell table:style-name="表4.B2" office:value-type="string">
            <text:p text:style-name="P36">値の一覧を得る</text:p>
          </table:table-cell>
        </table:table-row>
        <table:table-row>
          <table:table-cell table:style-name="表4.A2" office:value-type="string">
            <text:p text:style-name="P40">list(辞書.items())</text:p>
          </table:table-cell>
          <table:table-cell table:style-name="表4.B2" office:value-type="string">
            <text:p text:style-name="P40">(キー、値)のタプルのリストで一覧を得る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><text:soft-page-break/>7.文字列操作</text:p>
      <text:p text:style-name="P26"/>
      <text:p text:style-name="P28">a)インデックス</text:p>
      <text:p text:style-name="P28"/>
      <text:p text:style-name="P28"><text:tab/>moji = “cat”</text:p>
      <text:p text:style-name="P28"><text:tab/>print(moji[0])</text:p>
      <text:p text:style-name="P28"><text:tab/>print(moji[1])</text:p>
      <text:p text:style-name="P28"><text:tab/>print(moji[2])</text:p>
      <text:p text:style-name="P28"/>
      <text:p text:style-name="P28"><text:tab/>&gt;&gt; ‘c’</text:p>
      <text:p text:style-name="P28"><text:tab/>&gt;&gt; ‘a’</text:p>
      <text:p text:style-name="P28"><text:tab/>&gt;&gt; ‘t’</text:p>
      <text:p text:style-name="P28"/>
      <text:p text:style-name="P26"><text:span text:style-name="T14">b</text:span>)文字列の足し算</text:p>
      <text:p text:style-name="P26"/>
      <text:p text:style-name="P26"><text:tab/>moji = “cat” + “ in “ + “the” + “ hat”</text:p>
      <text:p text:style-name="P26"><text:tab/>print(moji)</text:p>
      <text:p text:style-name="P26"/>
      <text:p text:style-name="P26"><text:tab/>&gt;&gt; cat in the hat</text:p>
      <text:p text:style-name="P26"/>
      <text:p text:style-name="P26"><text:span text:style-name="T14">c</text:span>)文字列のかけ算</text:p>
      <text:p text:style-name="P26"/>
      <text:p text:style-name="P26"><text:tab/>moji = “cat” * 3</text:p>
      <text:p text:style-name="P26"><text:tab/>print(moji)</text:p>
      <text:p text:style-name="P26"/>
      <text:p text:style-name="P26"><text:tab/>&gt;&gt; catcatcat</text:p>
      <text:p text:style-name="P26"/>
      <text:p text:style-name="P26"><text:span text:style-name="T14">d</text:span>)大文字小文字変換</text:p>
      <text:p text:style-name="P26"/>
      <text:p text:style-name="P26"><text:tab/>・全て大文字に変換（<text:span text:style-name="T14">upperメソッド）</text:span></text:p>
      <text:p text:style-name="P26"/>
      <text:p text:style-name="P26"><text:tab/><text:tab/>moji = “Cat in the Hat”</text:p>
      <text:p text:style-name="P26"><text:tab/><text:tab/><text:span text:style-name="T14">moji = </text:span>moji.upper()</text:p>
      <text:p text:style-name="P26"><text:tab/><text:tab/>print(moji)</text:p>
      <text:p text:style-name="P26"/>
      <text:p text:style-name="P27"><text:tab/><text:tab/>&gt;&gt; CAT IN THE HAT</text:p>
      <text:p text:style-name="P27"/>
      <text:p text:style-name="P27"><text:tab/>・全てを小文字に変換（<text:span text:style-name="T14">lowerメソッド）</text:span></text:p>
      <text:p text:style-name="P27"/>
      <text:p text:style-name="P27"><text:tab/><text:tab/><text:span text:style-name="T14">moji = “Cat in the Hat”</text:span></text:p>
      <text:p text:style-name="P27"><text:tab/><text:tab/><text:span text:style-name="T14">moji = moji.lower()</text:span></text:p>
      <text:p text:style-name="P27"><text:tab/><text:tab/><text:span text:style-name="T14">print(moji)</text:span></text:p>
      <text:p text:style-name="P27"/>
      <text:p text:style-name="P27"><text:tab/><text:tab/><text:span text:style-name="T14">&gt;&gt; cat in the hat</text:span></text:p>
      <text:p text:style-name="P27"/>
      <text:p text:style-name="P27"><text:soft-page-break/><text:tab/>・文字列の最初の文字だけ大文字（キャピタライズ）（<text:span text:style-name="T14">capitalizeメソッド）</text:span></text:p>
      <text:p text:style-name="P27"/>
      <text:p text:style-name="P27"><text:tab/><text:tab/><text:span text:style-name="T14">moji = “cat in the Hat”</text:span></text:p>
      <text:p text:style-name="P27"><text:tab/><text:tab/><text:span text:style-name="T14">moji = moji.capitalize()</text:span></text:p>
      <text:p text:style-name="P27"><text:tab/><text:tab/><text:span text:style-name="T14">print(moji)</text:span></text:p>
      <text:p text:style-name="P27"/>
      <text:p text:style-name="P27"><text:tab/><text:tab/><text:span text:style-name="T14">&gt;&gt; Cat in the hat</text:span></text:p>
      <text:p text:style-name="P27"/>
      <text:p text:style-name="P28">e)書式化（<text:span text:style-name="T15">formatメソッド）</text:span></text:p>
      <text:p text:style-name="P28"/>
      <text:p text:style-name="P28"><text:tab/><text:span text:style-name="T15">moji = “こんにちは、{}”.format(“いい天気ですね”)</text:span></text:p>
      <text:p text:style-name="P28"><text:tab/><text:span text:style-name="T15">print(moji)</text:span></text:p>
      <text:p text:style-name="P28"/>
      <text:p text:style-name="P28"><text:tab/><text:span text:style-name="T15">&gt;&gt; こんにちは、いい天気ですね</text:span></text:p>
      <text:p text:style-name="P28"/>
      <text:p text:style-name="P28"><text:tab/><text:span text:style-name="T15">moji = “こんにちは、{0}{1}{2}”.format(“いい”, “天気”, “ですね”)</text:span></text:p>
      <text:p text:style-name="P28"><text:tab/><text:span text:style-name="T15">print(moji)</text:span></text:p>
      <text:p text:style-name="P28"/>
      <text:p text:style-name="P28"><text:tab/><text:span text:style-name="T15">&gt;&gt; こんにちは、いい天気ですね</text:span></text:p>
      <text:p text:style-name="P28"/>
      <text:p text:style-name="P28"><text:tab/><text:span text:style-name="T15">moji = “こんにちは、{name}{san}”.format(name=”高橋”, san=”さん”)</text:span></text:p>
      <text:p text:style-name="P28"><text:tab/><text:span text:style-name="T15">print(moji)</text:span></text:p>
      <text:p text:style-name="P28"/>
      <text:p text:style-name="P28"><text:tab/><text:span text:style-name="T15">&gt;&gt; こんにちは、高橋さん</text:span></text:p>
      <text:p text:style-name="P28"/>
      <text:p text:style-name="P29">f)分割（splitメソッド）</text:p>
      <text:p text:style-name="P29"/>
      <text:p text:style-name="P29"><text:tab/><text:span text:style-name="T16">moji = “こんにちは、いい天気ですね。”.split(“、”)</text:span></text:p>
      <text:p text:style-name="P29"><text:tab/><text:span text:style-name="T16">print(moji)</text:span></text:p>
      <text:p text:style-name="P29"/>
      <text:p text:style-name="P29"><text:tab/><text:span text:style-name="T16">&gt;&gt; ['こんにちは', 'いい天気ですね。']</text:span></text:p>
      <text:p text:style-name="P29"/>
      <text:p text:style-name="P57">g)結合（joinメソッド)</text:p>
      <text:p text:style-name="P57"/>
      <text:p text:style-name="P57"><text:tab/>moji = “<text:span text:style-name="T17">abc”</text:span></text:p>
      <text:p text:style-name="P57"><text:tab/><text:span text:style-name="T17">moji = “+”.join(moji)</text:span></text:p>
      <text:p text:style-name="P57"><text:tab/><text:span text:style-name="T17">print(moji)</text:span></text:p>
      <text:p text:style-name="P57"/>
      <text:p text:style-name="P57"><text:tab/><text:span text:style-name="T17">&gt;&gt; a+b+c</text:span></text:p>
      <text:p text:style-name="P57"/>
      <text:p text:style-name="P58">h)空白除去（stripメソッド）</text:p>
      <text:p text:style-name="P58"><text:tab/></text:p>
      <text:p text:style-name="P58"><text:tab/>moji = “ <text:s text:c="2"/>abc <text:s text:c="2"/>“</text:p>
      <text:p text:style-name="P58"><text:tab/>moji = moji.strip()</text:p>
      <text:p text:style-name="P58"><text:tab/>print(moji)</text:p>
      <text:p text:style-name="P58"><text:tab/>&gt;&gt; abc</text:p>
      <text:p text:style-name="P58"><text:soft-page-break/>i)置換え（replaceメソッド）</text:p>
      <text:p text:style-name="P58"/>
      <text:p text:style-name="P58"><text:tab/>moji = “aabbcc”</text:p>
      <text:p text:style-name="P58"><text:tab/>moji = moji.replace(“a”, “g”)</text:p>
      <text:p text:style-name="P58"><text:tab/>print(moji)</text:p>
      <text:p text:style-name="P58"/>
      <text:p text:style-name="P58"><text:tab/>&gt;&gt; ggbbcc</text:p>
      <text:p text:style-name="P58"/>
      <text:p text:style-name="P58">j)文字を探す（indexメソッド）</text:p>
      <text:p text:style-name="P58"/>
      <text:p text:style-name="P58"><text:tab/>moji = “abcde”</text:p>
      <text:p text:style-name="P58"><text:tab/>print(moji.index(“c”))</text:p>
      <text:p text:style-name="P58"/>
      <text:p text:style-name="P58"><text:tab/>&gt;&gt; 2</text:p>
      <text:p text:style-name="P58"/>
      <text:p text:style-name="P58"><text:tab/>・文字列に含まれているかどうか調べる</text:p>
      <text:p text:style-name="P58"/>
      <text:p text:style-name="P58"><text:tab/><text:tab/><text:span text:style-name="T18">moji = “abcde”</text:span></text:p>
      <text:p text:style-name="P58"><text:tab/><text:tab/><text:span text:style-name="T18">try:</text:span></text:p>
      <text:p text:style-name="P58"><text:tab/><text:tab/><text:tab/><text:span text:style-name="T18">print(moji.index(“z”))</text:span></text:p>
      <text:p text:style-name="P58"><text:tab/><text:tab/><text:span text:style-name="T18">except:</text:span></text:p>
      <text:p text:style-name="P58"><text:tab/><text:tab/><text:tab/><text:span text:style-name="T18">print(“Not found.”)</text:span></text:p>
      <text:p text:style-name="P58"/>
      <text:p text:style-name="P58"><text:tab/><text:tab/><text:span text:style-name="T18">&gt;&gt; Not found.</text:span></text:p>
      <text:p text:style-name="P58"/>
      <text:p text:style-name="P59">k)抱含（指定した文字列を含んでいるかどうか？）（in演算子）</text:p>
      <text:p text:style-name="P59"/>
      <text:p text:style-name="P59"><text:tab/>moji = “Cat in the hat.”</text:p>
      <text:p text:style-name="P59"><text:tab/><text:span text:style-name="T19">print(</text:span>“Cat” in moji<text:span text:style-name="T19">)</text:span></text:p>
      <text:p text:style-name="P59"/>
      <text:p text:style-name="P59"><text:tab/>&gt;&gt; True</text:p>
      <text:p text:style-name="P59"/>
      <text:p text:style-name="P59"><text:tab/>※<text:span text:style-name="T19">not in で含んでいないかを確認できる。</text:span></text:p>
      <text:p text:style-name="P59"/>
      <text:p text:style-name="P60">l)エスケープ文字（特殊文字を文字として認識させる）（\）</text:p>
      <text:p text:style-name="P60"/>
      <text:p text:style-name="P60"><text:tab/>moji = “こんにちは、いい\”天気\”ですね”</text:p>
      <text:p text:style-name="P60"><text:tab/>print(moji)</text:p>
      <text:p text:style-name="P60"/>
      <text:p text:style-name="P60"><text:tab/>&gt;&gt; こんにちは、いい”天気”ですね</text:p>
      <text:p text:style-name="P60"/>
      <text:p text:style-name="P60">m)改行（\n）</text:p>
      <text:p text:style-name="P60"/>
      <text:p text:style-name="P60"><text:tab/>moji = “line1\nline2\nline3”</text:p>
      <text:p text:style-name="P60"><text:tab/>print(moji)</text:p>
      <text:p text:style-name="P60"><text:tab/>&gt;&gt; line1</text:p>
      <text:p text:style-name="P60"><text:soft-page-break/><text:tab/>&gt;&gt;line2</text:p>
      <text:p text:style-name="P60"><text:tab/>&gt;&gt;line3</text:p>
      <text:p text:style-name="P60"/>
      <text:p text:style-name="P60">n)スライス（[イテラブル][[開始インデックス] : [終了インデックス]）</text:p>
      <text:p text:style-name="P60"/>
      <text:p text:style-name="P60"><text:tab/>moji = [“マリオ”, “リンク”, “ドンキーコング”, “カービィ”, “インクリング”]</text:p>
      <text:p text:style-name="P61"><text:tab/>print(moji[0:<text:span text:style-name="T20">3])</text:span></text:p>
      <text:p text:style-name="P61"/>
      <text:p text:style-name="P61"><text:tab/><text:span text:style-name="T20">&gt;&gt; </text:span><text:s/>['マリオ', 'リンク', 'ドンキーコング']</text:p>
      <text:p text:style-name="P59"/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19-09-18T10:53:23.350747034</dc:date>
    <meta:editing-duration>PT43M24S</meta:editing-duration>
    <meta:editing-cycles>8</meta:editing-cycles>
    <meta:generator>LibreOffice/6.1.5.2$Linux_X86_64 LibreOffice_project/10$Build-2</meta:generator>
    <meta:document-statistic meta:table-count="4" meta:image-count="0" meta:object-count="0" meta:page-count="17" meta:paragraph-count="324" meta:word-count="1885" meta:character-count="4713" meta:non-whitespace-character-count="4086"/>
  </office:meta>
</office:document-meta>
</file>